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6e4" officeooo:paragraph-rsid="000846e4"/>
    </style:style>
    <style:style style:name="P2" style:family="paragraph" style:parent-style-name="Standard">
      <style:text-properties officeooo:rsid="000846e4" officeooo:paragraph-rsid="0019bf89"/>
    </style:style>
    <style:style style:name="P3" style:family="paragraph" style:parent-style-name="Standard">
      <style:text-properties officeooo:rsid="000afe7b" officeooo:paragraph-rsid="000afe7b"/>
    </style:style>
    <style:style style:name="P4" style:family="paragraph" style:parent-style-name="Standard">
      <style:text-properties officeooo:rsid="0011de65" officeooo:paragraph-rsid="0011de65"/>
    </style:style>
    <style:style style:name="P5" style:family="paragraph" style:parent-style-name="Standard">
      <style:text-properties officeooo:paragraph-rsid="0012c1f9"/>
    </style:style>
    <style:style style:name="P6" style:family="paragraph" style:parent-style-name="Standard">
      <style:text-properties officeooo:paragraph-rsid="0019bf89"/>
    </style:style>
    <style:style style:name="P7" style:family="paragraph" style:parent-style-name="Standard">
      <style:text-properties fo:font-style="italic" officeooo:paragraph-rsid="0019bf89" style:font-style-asian="italic" style:font-style-complex="italic"/>
    </style:style>
    <style:style style:name="P8" style:family="paragraph" style:parent-style-name="Standard">
      <style:text-properties fo:font-style="italic" officeooo:rsid="003e4b49" officeooo:paragraph-rsid="003e4b49" style:font-style-asian="italic" style:font-style-complex="italic"/>
    </style:style>
    <style:style style:name="P9" style:family="paragraph" style:parent-style-name="Standard">
      <style:text-properties fo:font-style="italic" officeooo:rsid="004a8bba" officeooo:paragraph-rsid="004a8bba" style:font-style-asian="italic" style:font-style-complex="italic"/>
    </style:style>
    <style:style style:name="P10" style:family="paragraph" style:parent-style-name="Standard">
      <style:text-properties officeooo:rsid="001eac4a" officeooo:paragraph-rsid="001eac4a"/>
    </style:style>
    <style:style style:name="P11" style:family="paragraph" style:parent-style-name="Standard">
      <style:text-properties officeooo:rsid="0012c1f9" officeooo:paragraph-rsid="0012c1f9"/>
    </style:style>
    <style:style style:name="P12" style:family="paragraph" style:parent-style-name="Standard">
      <style:text-properties officeooo:rsid="000a0feb" officeooo:paragraph-rsid="000c38a9"/>
    </style:style>
    <style:style style:name="P13" style:family="paragraph" style:parent-style-name="Standard">
      <style:text-properties officeooo:rsid="0061350b" officeooo:paragraph-rsid="000ed604"/>
    </style:style>
    <style:style style:name="P14" style:family="paragraph" style:parent-style-name="Standard">
      <style:text-properties officeooo:rsid="0037a5e9" officeooo:paragraph-rsid="0037a5e9"/>
    </style:style>
    <style:style style:name="P15" style:family="paragraph" style:parent-style-name="Standard">
      <style:text-properties officeooo:rsid="0038e177" officeooo:paragraph-rsid="0038e177"/>
    </style:style>
    <style:style style:name="P16" style:family="paragraph" style:parent-style-name="Standard">
      <style:text-properties officeooo:rsid="00526666" officeooo:paragraph-rsid="0038e177"/>
    </style:style>
    <style:style style:name="P17" style:family="paragraph" style:parent-style-name="Standard">
      <style:text-properties officeooo:rsid="001bc495" officeooo:paragraph-rsid="003a6581"/>
    </style:style>
    <style:style style:name="P18" style:family="paragraph" style:parent-style-name="Standard">
      <style:text-properties officeooo:rsid="003cc466" officeooo:paragraph-rsid="003cc466"/>
    </style:style>
    <style:style style:name="P19" style:family="paragraph" style:parent-style-name="Standard">
      <style:text-properties officeooo:rsid="00429843" officeooo:paragraph-rsid="00429843"/>
    </style:style>
    <style:style style:name="P20" style:family="paragraph" style:parent-style-name="Standard">
      <style:text-properties officeooo:rsid="0045801d" officeooo:paragraph-rsid="0045801d"/>
    </style:style>
    <style:style style:name="P21" style:family="paragraph" style:parent-style-name="Standard" style:list-style-name="L1">
      <style:text-properties officeooo:rsid="000a0feb" officeooo:paragraph-rsid="000c38a9"/>
    </style:style>
    <style:style style:name="P22" style:family="paragraph" style:parent-style-name="Standard" style:list-style-name="L2">
      <style:text-properties officeooo:paragraph-rsid="003f0001"/>
    </style:style>
    <style:style style:name="P23" style:family="paragraph" style:parent-style-name="Standard" style:list-style-name="L2">
      <style:text-properties fo:font-style="italic" officeooo:rsid="003e4b49" officeooo:paragraph-rsid="003e4b49" style:font-style-asian="italic" style:font-style-complex="italic"/>
    </style:style>
    <style:style style:name="P24" style:family="paragraph" style:parent-style-name="Standard" style:list-style-name="L3">
      <style:text-properties officeooo:rsid="0031f5f5" officeooo:paragraph-rsid="0031f5f5"/>
    </style:style>
    <style:style style:name="P25" style:family="paragraph" style:parent-style-name="Standard" style:list-style-name="L4">
      <style:text-properties officeooo:paragraph-rsid="000ed604"/>
    </style:style>
    <style:style style:name="P26" style:family="paragraph" style:parent-style-name="Standard" style:list-style-name="L4">
      <style:text-properties officeooo:paragraph-rsid="00277816"/>
    </style:style>
    <style:style style:name="P27" style:family="paragraph" style:parent-style-name="Standard" style:list-style-name="L4">
      <style:text-properties officeooo:rsid="000ed604" officeooo:paragraph-rsid="0011de65"/>
    </style:style>
    <style:style style:name="P28" style:family="paragraph" style:parent-style-name="Standard" style:list-style-name="L4">
      <style:text-properties officeooo:rsid="000ed604" officeooo:paragraph-rsid="000ed604"/>
    </style:style>
    <style:style style:name="P29" style:family="paragraph" style:parent-style-name="Standard" style:list-style-name="L4">
      <style:text-properties officeooo:rsid="000ed604" officeooo:paragraph-rsid="002961cf"/>
    </style:style>
    <style:style style:name="P30" style:family="paragraph" style:parent-style-name="Standard" style:list-style-name="L4">
      <style:text-properties officeooo:rsid="0011de65" officeooo:paragraph-rsid="0011de65"/>
    </style:style>
    <style:style style:name="P31" style:family="paragraph" style:parent-style-name="Standard" style:list-style-name="L4">
      <style:text-properties officeooo:rsid="00259b50" officeooo:paragraph-rsid="00259b50"/>
    </style:style>
    <style:style style:name="P32" style:family="paragraph" style:parent-style-name="Standard" style:list-style-name="L4">
      <style:text-properties officeooo:rsid="00234ec5" officeooo:paragraph-rsid="00277816"/>
    </style:style>
    <style:style style:name="P33" style:family="paragraph" style:parent-style-name="Standard" style:list-style-name="L4">
      <style:text-properties officeooo:rsid="00234ec5" officeooo:paragraph-rsid="00234ec5"/>
    </style:style>
    <style:style style:name="P34" style:family="paragraph" style:parent-style-name="Standard" style:list-style-name="L4">
      <style:text-properties officeooo:rsid="002077e1" officeooo:paragraph-rsid="002077e1"/>
    </style:style>
    <style:style style:name="P35" style:family="paragraph" style:parent-style-name="Standard" style:list-style-name="L4">
      <style:text-properties officeooo:rsid="002ad341" officeooo:paragraph-rsid="002ad341"/>
    </style:style>
    <style:style style:name="P36" style:family="paragraph" style:parent-style-name="Standard" style:list-style-name="L4">
      <style:text-properties officeooo:rsid="00506a8b" officeooo:paragraph-rsid="00506a8b"/>
    </style:style>
    <style:style style:name="P37" style:family="paragraph" style:parent-style-name="Standard" style:list-style-name="L4">
      <style:text-properties officeooo:rsid="002a3d25" officeooo:paragraph-rsid="002a3d25"/>
    </style:style>
    <style:style style:name="P38" style:family="paragraph" style:parent-style-name="Standard" style:list-style-name="L4">
      <style:text-properties officeooo:rsid="002cc6fe" officeooo:paragraph-rsid="002cc6fe"/>
    </style:style>
    <style:style style:name="P39" style:family="paragraph" style:parent-style-name="Standard" style:list-style-name="L4">
      <style:text-properties officeooo:rsid="0033d058" officeooo:paragraph-rsid="0033d058"/>
    </style:style>
    <style:style style:name="P40" style:family="paragraph" style:parent-style-name="Standard" style:list-style-name="L5">
      <style:text-properties officeooo:rsid="0045c6d3" officeooo:paragraph-rsid="003e4b49"/>
    </style:style>
    <style:style style:name="P41" style:family="paragraph" style:parent-style-name="Standard" style:list-style-name="L6">
      <style:text-properties officeooo:paragraph-rsid="0012c1f9"/>
    </style:style>
    <style:style style:name="P42" style:family="paragraph" style:parent-style-name="Standard" style:list-style-name="L6">
      <style:text-properties officeooo:rsid="0061350b" officeooo:paragraph-rsid="002ad341"/>
    </style:style>
    <style:style style:name="P43" style:family="paragraph" style:parent-style-name="Standard" style:list-style-name="L7">
      <style:text-properties officeooo:rsid="0061350b" officeooo:paragraph-rsid="000ed604"/>
    </style:style>
    <style:style style:name="P44" style:family="paragraph" style:parent-style-name="Standard" style:list-style-name="L7">
      <style:text-properties officeooo:rsid="00762cf3" officeooo:paragraph-rsid="002cc6fe"/>
    </style:style>
    <style:style style:name="P45" style:family="paragraph" style:parent-style-name="Standard" style:list-style-name="L8">
      <style:text-properties officeooo:rsid="0037a5e9" officeooo:paragraph-rsid="0037a5e9"/>
    </style:style>
    <style:style style:name="P46" style:family="paragraph" style:parent-style-name="Standard" style:list-style-name="L8">
      <style:text-properties officeooo:rsid="0038e177" officeooo:paragraph-rsid="0038e177"/>
    </style:style>
    <style:style style:name="P47" style:family="paragraph" style:parent-style-name="Standard" style:list-style-name="L9">
      <style:text-properties officeooo:rsid="0038e177" officeooo:paragraph-rsid="0038e177"/>
    </style:style>
    <style:style style:name="P48" style:family="paragraph" style:parent-style-name="Standard" style:list-style-name="L8">
      <style:text-properties officeooo:rsid="00526666" officeooo:paragraph-rsid="0038e177"/>
    </style:style>
    <style:style style:name="P49" style:family="paragraph" style:parent-style-name="Standard" style:list-style-name="L8">
      <style:text-properties officeooo:rsid="006c6692" officeooo:paragraph-rsid="0038e177"/>
    </style:style>
    <style:style style:name="P50" style:family="paragraph" style:parent-style-name="Standard" style:list-style-name="L9">
      <style:text-properties officeooo:rsid="002962e3" officeooo:paragraph-rsid="0038e177"/>
    </style:style>
    <style:style style:name="P51" style:family="paragraph" style:parent-style-name="Standard" style:list-style-name="L9">
      <style:text-properties officeooo:rsid="002a4ab9" officeooo:paragraph-rsid="0038e177"/>
    </style:style>
    <style:style style:name="P52" style:family="paragraph" style:parent-style-name="Standard" style:list-style-name="L9">
      <style:text-properties officeooo:rsid="002c49e7" officeooo:paragraph-rsid="0038e177"/>
    </style:style>
    <style:style style:name="P53" style:family="paragraph" style:parent-style-name="Standard" style:list-style-name="L9">
      <style:text-properties officeooo:rsid="00394925" officeooo:paragraph-rsid="00394925"/>
    </style:style>
    <style:style style:name="P54" style:family="paragraph" style:parent-style-name="Standard" style:list-style-name="L9">
      <style:text-properties officeooo:rsid="001b26c8" officeooo:paragraph-rsid="00394925"/>
    </style:style>
    <style:style style:name="P55" style:family="paragraph" style:parent-style-name="Standard" style:list-style-name="L9">
      <style:text-properties officeooo:rsid="003a6581" officeooo:paragraph-rsid="003a6581"/>
    </style:style>
    <style:style style:name="P56" style:family="paragraph" style:parent-style-name="Standard" style:list-style-name="L9">
      <style:text-properties officeooo:rsid="001bc495" officeooo:paragraph-rsid="003a6581"/>
    </style:style>
    <style:style style:name="P57" style:family="paragraph" style:parent-style-name="Standard" style:list-style-name="L10">
      <style:text-properties officeooo:rsid="0045801d" officeooo:paragraph-rsid="0045801d"/>
    </style:style>
    <style:style style:name="P58" style:family="paragraph" style:parent-style-name="Standard" style:list-style-name="L10">
      <style:text-properties officeooo:rsid="004852c2" officeooo:paragraph-rsid="004852c2"/>
    </style:style>
    <style:style style:name="P59" style:family="paragraph" style:parent-style-name="Standard" style:list-style-name="L10">
      <style:text-properties officeooo:rsid="00498bc9" officeooo:paragraph-rsid="00498bc9"/>
    </style:style>
    <style:style style:name="P60" style:family="paragraph" style:parent-style-name="Standard" style:list-style-name="L10">
      <style:text-properties officeooo:rsid="004f82ad" officeooo:paragraph-rsid="004f82ad"/>
    </style:style>
    <style:style style:name="P61" style:family="paragraph" style:parent-style-name="Text_20_body" style:list-style-name="L4">
      <style:text-properties officeooo:rsid="00506a8b" officeooo:paragraph-rsid="00506a8b"/>
    </style:style>
    <style:style style:name="T1" style:family="text">
      <style:text-properties officeooo:rsid="000a0feb"/>
    </style:style>
    <style:style style:name="T2" style:family="text">
      <style:text-properties officeooo:rsid="000c38a9"/>
    </style:style>
    <style:style style:name="T3" style:family="text">
      <style:text-properties officeooo:rsid="000ed604"/>
    </style:style>
    <style:style style:name="T4" style:family="text">
      <style:text-properties officeooo:rsid="0019bf8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ec3dd"/>
    </style:style>
    <style:style style:name="T7" style:family="text">
      <style:text-properties officeooo:rsid="00277816"/>
    </style:style>
    <style:style style:name="T8" style:family="text">
      <style:text-properties officeooo:rsid="002961cf"/>
    </style:style>
    <style:style style:name="T9" style:family="text">
      <style:text-properties officeooo:rsid="002c49e7"/>
    </style:style>
    <style:style style:name="T10" style:family="text">
      <style:text-properties officeooo:rsid="003a6581"/>
    </style:style>
    <style:style style:name="T11" style:family="text">
      <style:text-properties officeooo:rsid="00aa52ae"/>
    </style:style>
    <style:style style:name="T12" style:family="text">
      <style:text-properties officeooo:rsid="003e4b49"/>
    </style:style>
    <style:style style:name="T13" style:family="text">
      <style:text-properties officeooo:rsid="003f0001"/>
    </style:style>
    <style:style style:name="T14" style:family="text">
      <style:text-properties officeooo:rsid="000a0feb" fo:background-color="#ffff00" loext:char-shading-value="0"/>
    </style:style>
    <style:style style:name="T15" style:family="text">
      <style:text-properties officeooo:rsid="004973f9"/>
    </style:style>
    <style:style style:name="T16" style:family="text">
      <style:text-properties officeooo:rsid="004dac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ian 12 setup guide</text:p>
      <text:p text:style-name="P19">sillycoda</text:p>
      <text:p text:style-name="P2">june 21, 2023</text:p>
      <text:p text:style-name="P6"/>
      <text:p text:style-name="P7"><text:span text:style-name="T4">(note) </text:span><text:span text:style-name="T1">blank screen or no display after install while running discrete gp</text:span><text:span text:style-name="T2">u - </text:span><text:span text:style-name="T1">by default noveau driver gets installed and needs to be replaced with nvidia-driver</text:span></text:p>
      <text:list text:style-name="L1">
        <text:list-item>
          <text:p text:style-name="P21">sudo apt install nvidia-driver</text:p>
        </text:list-item>
      </text:list>
      <text:p text:style-name="P12"/>
      <text:p text:style-name="P8">(note) brightness control can be enabled for optimus mode by adding following to grub on:</text:p>
      <text:list text:style-name="L2">
        <text:list-item>
          <text:p text:style-name="P23">sudo nano /etc/default/grub</text:p>
          <text:list>
            <text:list-item>
              <text:p text:style-name="P22"><text:span text:style-name="T12">GRUB_CMD_LINUX_DEFAULT parameter</text:span><text:span text:style-name="T13">=</text:span><text:span text:style-name="T1">“</text:span><text:span text:style-name="T12">quiet </text:span><text:span text:style-name="T14">acpi_backlight=nvidia_wmi_ec</text:span><text:span text:style-name="T1">”</text:span></text:p>
            </text:list-item>
          </text:list>
        </text:list-item>
      </text:list>
      <text:p text:style-name="P3"/>
      <text:p text:style-name="P3">**themeing**</text:p>
      <text:p text:style-name="P10"><text:span text:style-name="T5">(guides: </text:span><text:a xlink:type="simple" xlink:href="https://www.pling.com/browse?cat=403&amp;ord=rating" text:style-name="Internet_20_link" text:visited-style-name="Visited_20_Internet_20_Link"><text:span text:style-name="T5">https://www.pling.com/browse?cat=403&amp;ord=rating</text:span></text:a><text:span text:style-name="T5">)</text:span></text:p>
      <text:p text:style-name="P10"/>
      <text:list text:style-name="L3">
        <text:list-item>
          <text:p text:style-name="P24">run install-theme.sh or follow steps below:</text:p>
        </text:list-item>
      </text:list>
      <text:p text:style-name="P3"/>
      <text:list text:style-name="L4">
        <text:list-item>
          <text:p text:style-name="P27">sudo apt install gtk2-engines-murrine</text:p>
        </text:list-item>
        <text:list-item>
          <text:p text:style-name="P25"><text:span text:style-name="T3">Grubox </text:span><text:span text:style-name="T6">(files: </text:span><text:a xlink:type="simple" xlink:href="https://www.pling.com/p/2046839/" text:style-name="Internet_20_link" text:visited-style-name="Visited_20_Internet_20_Link"><text:span text:style-name="T6">https://www.pling.com/p/2046839/</text:span></text:a><text:span text:style-name="T6">)</text:span></text:p>
          <text:list>
            <text:list-item>
              <text:p text:style-name="P28">gnome shell - </text:p>
              <text:list>
                <text:list-item>
                  <text:p text:style-name="P30">copy to ~/.themes/</text:p>
                </text:list-item>
                <text:list-item>
                  <text:p text:style-name="P31">use symlink – generate in terminal:</text:p>
                  <text:list>
                    <text:list-item>
                      <text:p text:style-name="P30">ln -s ~/.themes/Gruvbox-Dark-BL-MOD/gtk-4.0/assets/ ~/.config/gtk-4.0</text:p>
                    </text:list-item>
                    <text:list-item>
                      <text:p text:style-name="P30">ln -s ~/.themes/Gruvbox-Dark-BL-MOD/gtk-4.0/gtk.css ~/.config/gtk-4.0</text:p>
                    </text:list-item>
                    <text:list-item>
                      <text:p text:style-name="P30">ln -s ~/.themes/Gruvbox-Dark-BL-MOD/gtk-4.0/gtk-dark.css ~/.config/gtk-4.0</text:p>
                    </text:list-item>
                  </text:list>
                </text:list-item>
              </text:list>
            </text:list-item>
            <text:list-item>
              <text:p text:style-name="P26"><text:span text:style-name="T3">icons – </text:span><text:span text:style-name="T7">(optional: </text:span><text:a xlink:type="simple" xlink:href="https://www.pling.com/p/1681460" text:style-name="Internet_20_link" text:visited-style-name="Visited_20_Internet_20_Link">https://www.pling.com/p/1681460</text:a>; <text:a xlink:type="simple" xlink:href="https://www.pling.com/p/1961046" text:style-name="Internet_20_link" text:visited-style-name="Visited_20_Internet_20_Link">https://www.pling.com/p/1961046</text:a><text:span text:style-name="T7">)</text:span></text:p>
              <text:list>
                <text:list-item>
                  <text:p text:style-name="P30">copy to /usr/share/icons</text:p>
                </text:list-item>
              </text:list>
            </text:list-item>
            <text:list-item>
              <text:p text:style-name="P32">cursor - <text:span text:style-name="T7">(optional: </text:span><text:a xlink:type="simple" xlink:href="https://www.pling.com/p/2046839/" text:style-name="Internet_20_link" text:visited-style-name="Visited_20_Internet_20_Link">https://www.pling.com/p/2046839/</text:a><text:span text:style-name="T7">)</text:span></text:p>
              <text:list>
                <text:list-item>
                  <text:p text:style-name="P33">copy to ~/.icons/</text:p>
                </text:list-item>
              </text:list>
            </text:list-item>
            <text:list-item>
              <text:p text:style-name="P28">gtk theme – <text:span text:style-name="T7">(optional: </text:span><text:a xlink:type="simple" xlink:href="https://www.pling.com/p/1681313" text:style-name="Internet_20_link" text:visited-style-name="Visited_20_Internet_20_Link">https://www.pling.com/p/1681313</text:a><text:span text:style-name="T7">)</text:span></text:p>
              <text:list>
                <text:list-item>
                  <text:p text:style-name="P30">copy to ~/.themes/</text:p>
                </text:list-item>
                <text:list-item>
                  <text:p text:style-name="P34">run shell-config scripts in terminal (while in folder containing .conf files):</text:p>
                  <text:list>
                    <text:list-item>
                      <text:p text:style-name="P34">dconf load /org/gnome/shell/ &lt; org-gnome-shell.conf</text:p>
                    </text:list-item>
                    <text:list-item>
                      <text:p text:style-name="P34">dconf load /org/gnome/desktop/ &lt; org-gnome-desktop.conf</text:p>
                    </text:list-item>
                  </text:list>
                </text:list-item>
              </text:list>
            </text:list-item>
            <text:list-item>
              <text:p text:style-name="P29">text editor - <text:span text:style-name="T7">(optional: </text:span><text:a xlink:type="simple" xlink:href="https://www.pling.com/p/1997067" text:style-name="Internet_20_link" text:visited-style-name="Visited_20_Internet_20_Link">https://www.pling.com/p/1997067</text:a><text:span text:style-name="T8">)</text:span></text:p>
              <text:list>
                <text:list-item>
                  <text:p text:style-name="P27">sudo apt install gedit</text:p>
                </text:list-item>
                <text:list-item>
                  <text:p text:style-name="P30">open gedit and preferences → style → import file</text:p>
                </text:list-item>
              </text:list>
            </text:list-item>
          </text:list>
        </text:list-item>
        <text:list-item>
          <text:p text:style-name="P35">settings → multitasking → </text:p>
          <text:list>
            <text:list-item>
              <text:p text:style-name="P35">disable hot corner</text:p>
            </text:list-item>
            <text:list-item>
              <text:p text:style-name="P35">set fixed number of workspaces: 4</text:p>
            </text:list-item>
            <text:list-item>
              <text:p text:style-name="P35">workspaces on all displays</text:p>
            </text:list-item>
            <text:list-item>
              <text:p text:style-name="P35">include applications from the current workspace only (alt-tab)</text:p>
            </text:list-item>
          </text:list>
        </text:list-item>
        <text:list-item>
          <text:p text:style-name="P36">enable fractional scaling (run below in terminal)</text:p>
          <text:list>
            <text:list-item>
              <text:p text:style-name="P61">gsettings set org.gnome.mutter experimental-features "['scale-monitor-framebuffer']"</text:p>
            </text:list-item>
          </text:list>
        </text:list-item>
        <text:list-item>
          <text:p text:style-name="P37">variety – wallpaper changer</text:p>
          <text:list>
            <text:list-item>
              <text:p text:style-name="P37">sudo apt install variety</text:p>
            </text:list-item>
          </text:list>
        </text:list-item>
        <text:list-item>
          <text:p text:style-name="P38">keyboard shortcut</text:p>
          <text:list>
            <text:list-item>
              <text:p text:style-name="P38">hide all windows → super + m </text:p>
            </text:list-item>
            <text:list-item>
              <text:p text:style-name="P39"><text:soft-page-break/>switch workspaces → super + 1 . . . 4</text:p>
            </text:list-item>
          </text:list>
        </text:list-item>
      </text:list>
      <text:p text:style-name="P4"/>
      <text:p text:style-name="P4"/>
      <text:p text:style-name="P18">**security**</text:p>
      <text:list text:style-name="L5">
        <text:list-item>
          <text:p text:style-name="P40">sudo apt install ufw</text:p>
        </text:list-item>
        <text:list-item>
          <text:p text:style-name="P40">sudo ufw enable</text:p>
        </text:list-item>
      </text:list>
      <text:p text:style-name="P4"/>
      <text:p text:style-name="P11">**gnome extensions**</text:p>
      <text:p text:style-name="P5"/>
      <text:list text:style-name="L6">
        <text:list-item>
          <text:p text:style-name="P41"><text:a xlink:type="simple" xlink:href="https://extensions.gnome.org/extension/1160/dash-to-panel/" text:style-name="Internet_20_link" text:visited-style-name="Visited_20_Internet_20_Link">https://extensions.gnome.org/extension/1160/dash-to-panel/</text:a></text:p>
        </text:list-item>
        <text:list-item>
          <text:p text:style-name="P42"><text:a xlink:type="simple" xlink:href="https://extensions.gnome.org/extension/3628/arcmenu/" text:style-name="Internet_20_link" text:visited-style-name="Visited_20_Internet_20_Link">https://extensions.gnome.org/extension/3628/arcmenu</text:a></text:p>
        </text:list-item>
      </text:list>
      <text:p text:style-name="P5"/>
      <text:list text:style-name="L7">
        <text:list-item>
          <text:p text:style-name="P43"><text:a xlink:type="simple" xlink:href="https://extensions.gnome.org/extension/3088/extension-list/" text:style-name="Internet_20_link" text:visited-style-name="Visited_20_Internet_20_Link">https://extensions.gnome.org/extension/3088/extension-list/</text:a></text:p>
        </text:list-item>
        <text:list-item>
          <text:p text:style-name="P43"><text:a xlink:type="simple" xlink:href="https://extensions.gnome.org/extension/19/user-themes/" text:style-name="Internet_20_link" text:visited-style-name="Visited_20_Internet_20_Link">https://extensions.gnome.org/extension/19/user-themes/</text:a></text:p>
        </text:list-item>
        <text:list-item>
          <text:p text:style-name="P43"><text:a xlink:type="simple" xlink:href="https://extensions.gnome.org/extension/1160/dash-to-panel/" text:style-name="Internet_20_link" text:visited-style-name="Visited_20_Internet_20_Link">https://extensions.gnome.org/extension/1160/dash-to-panel/</text:a></text:p>
        </text:list-item>
        <text:list-item>
          <text:p text:style-name="P43"><text:a xlink:type="simple" xlink:href="https://extensions.gnome.org/extension/2890/tray-icons-reloaded/" text:style-name="Internet_20_link" text:visited-style-name="Visited_20_Internet_20_Link">https://extensions.gnome.org/extension/2890/tray-icons-reloaded/</text:a></text:p>
          <text:list>
            <text:list-item>
              <text:p text:style-name="P44">sudo apt install gir1.2-gtop-2.0 gir1.2-nm-1.0 gir1.2-clutter-1.0 gnome-system-monitor</text:p>
            </text:list-item>
          </text:list>
        </text:list-item>
        <text:list-item>
          <text:p text:style-name="P43"><text:a xlink:type="simple" xlink:href="https://extensions.gnome.org/extension/4655/date-menu-formatter/" text:style-name="Internet_20_link" text:visited-style-name="Visited_20_Internet_20_Link">https://extensions.gnome.org/extension/4655/date-menu-formatter/</text:a></text:p>
        </text:list-item>
        <text:list-item>
          <text:p text:style-name="P43"><text:a xlink:type="simple" xlink:href="https://extensions.gnome.org/extension/517/caffeine/" text:style-name="Internet_20_link" text:visited-style-name="Visited_20_Internet_20_Link">https://extensions.gnome.org/extension/517/caffeine/</text:a></text:p>
        </text:list-item>
        <text:list-item>
          <text:p text:style-name="P43"><text:a xlink:type="simple" xlink:href="https://extensions.gnome.org/extension/4338/allow-locked-remote-desktop/" text:style-name="Internet_20_link" text:visited-style-name="Visited_20_Internet_20_Link">https://extensions.gnome.org/extension/4338/allow-locked-remote-desktop/</text:a></text:p>
        </text:list-item>
      </text:list>
      <text:p text:style-name="P13"/>
      <text:p text:style-name="P14">**desktop applications**</text:p>
      <text:list xml:id="list2987995726" text:style-name="L8">
        <text:list-item>
          <text:p text:style-name="P45"><text:a xlink:type="simple" xlink:href="https://librewolf.net/installation/debian/" text:style-name="Internet_20_link" text:visited-style-name="Visited_20_Internet_20_Link">https://librewolf.net/installation/debian/</text:a></text:p>
          <text:list>
            <text:list-item>
              <text:p text:style-name="P46">extensions:</text:p>
            </text:list-item>
            <text:list-item>
              <text:p text:style-name="P48"><text:a xlink:type="simple" xlink:href="https://addons.mozilla.org/en-US/firefox/addon/ublock-origin/" text:style-name="Internet_20_link" text:visited-style-name="Visited_20_Internet_20_Link">https://addons.mozilla.org/en-US/firefox/addon/ublock-origin/</text:a></text:p>
            </text:list-item>
            <text:list-item>
              <text:p text:style-name="P48"><text:a xlink:type="simple" xlink:href="https://addons.mozilla.org/en-US/firefox/addon/decentraleyes/" text:style-name="Internet_20_link" text:visited-style-name="Visited_20_Internet_20_Link">https://addons.mozilla.org/en-US/firefox/addon/decentraleyes/</text:a></text:p>
            </text:list-item>
            <text:list-item>
              <text:p text:style-name="P48"><text:a xlink:type="simple" xlink:href="https://addons.mozilla.org/en-US/firefox/addon/clearurls/" text:style-name="Internet_20_link" text:visited-style-name="Visited_20_Internet_20_Link">https://addons.mozilla.org/en-US/firefox/addon/clearurls/</text:a></text:p>
            </text:list-item>
            <text:list-item>
              <text:p text:style-name="P48"><text:a xlink:type="simple" xlink:href="https://addons.mozilla.org/en-US/firefox/addon/https-everywhere/" text:style-name="Internet_20_link" text:visited-style-name="Visited_20_Internet_20_Link">https://addons.mozilla.org/en-US/firefox/addon/https-everywhere/</text:a></text:p>
            </text:list-item>
            <text:list-item>
              <text:p text:style-name="P48"><text:a xlink:type="simple" xlink:href="https://addons.mozilla.org/en-US/firefox/addon/privacy-badger17/" text:style-name="Internet_20_link" text:visited-style-name="Visited_20_Internet_20_Link">https://addons.mozilla.org/en-US/firefox/addon/privacy-badger17/</text:a></text:p>
            </text:list-item>
            <text:list-item>
              <text:p text:style-name="P48"><text:a xlink:type="simple" xlink:href="https://addons.mozilla.org/en-US/firefox/addon/cookie-autodelete/" text:style-name="Internet_20_link" text:visited-style-name="Visited_20_Internet_20_Link">https://addons.mozilla.org/en-US/firefox/addon/cookie-autodelete/</text:a></text:p>
            </text:list-item>
            <text:list-item>
              <text:p text:style-name="P48"><text:a xlink:type="simple" xlink:href="https://addons.mozilla.org/en-US/firefox/addon/clearurls/" text:style-name="Internet_20_link" text:visited-style-name="Visited_20_Internet_20_Link">https://addons.mozilla.org/en-US/firefox/addon/clearurls/</text:a></text:p>
            </text:list-item>
            <text:list-item>
              <text:p text:style-name="P48"><text:a xlink:type="simple" xlink:href="https://addons.mozilla.org/en-US/firefox/addon/https-everywhere/" text:style-name="Internet_20_link" text:visited-style-name="Visited_20_Internet_20_Link">https://addons.mozilla.org/en-US/firefox/addon/https-everywhere/</text:a></text:p>
            </text:list-item>
            <text:list-item>
              <text:p text:style-name="P48"><text:a xlink:type="simple" xlink:href="https://addons.mozilla.org/en-US/firefox/addon/multi-account-containers/" text:style-name="Internet_20_link" text:visited-style-name="Visited_20_Internet_20_Link">https://addons.mozilla.org/en-US/firefox/addon/multi-account-containers/</text:a></text:p>
            </text:list-item>
            <text:list-item>
              <text:p text:style-name="P48"><text:a xlink:type="simple" xlink:href="https://addons.mozilla.org/en-US/firefox/addon/bitwarden-password-manager/" text:style-name="Internet_20_link" text:visited-style-name="Visited_20_Internet_20_Link">https://addons.mozilla.org/en-US/firefox/addon/bitwarden-password-manager/</text:a></text:p>
            </text:list-item>
            <text:list-item>
              <text:p text:style-name="P48"><text:a xlink:type="simple" xlink:href="https://addons.mozilla.org/en-US/firefox/addon/darkreader/" text:style-name="Internet_20_link" text:visited-style-name="Visited_20_Internet_20_Link">https://addons.mozilla.org/en-US/firefox/addon/darkreader/</text:a></text:p>
            </text:list-item>
            <text:list-item>
              <text:p text:style-name="P48"><text:a xlink:type="simple" xlink:href="https://addons.mozilla.org/en-US/firefox/addon/tranquility-1/" text:style-name="Internet_20_link" text:visited-style-name="Visited_20_Internet_20_Link">https://addons.mozilla.org/en-US/firefox/addon/tranquility-1/</text:a></text:p>
            </text:list-item>
            <text:list-item>
              <text:p text:style-name="P49"># optional (check for security on tabs)</text:p>
            </text:list-item>
            <text:list-item>
              <text:p text:style-name="P48"><text:a xlink:type="simple" xlink:href="https://addons.mozilla.org/en-US/firefox/addon/reddit-enhancement-suite/" text:style-name="Internet_20_link" text:visited-style-name="Visited_20_Internet_20_Link">https://addons.mozilla.org/en-US/firefox/addon/reddit-enhancement-suite/</text:a></text:p>
            </text:list-item>
          </text:list>
        </text:list-item>
      </text:list>
      <text:p text:style-name="P16"/>
      <text:p text:style-name="P15">**tweaks**</text:p>
      <text:list text:style-name="L9">
        <text:list-item>
          <text:p text:style-name="P47">configure swap:</text:p>
          <text:list>
            <text:list-item>
              <text:p text:style-name="P50">cat /proc/sys/vm/swappiness # 60 (default)</text:p>
            </text:list-item>
            <text:list-item>
              <text:p text:style-name="P51">sudo nano /etc/sysctl.conf <text:span text:style-name="T9"># add following line to bottom of systctl.conf</text:span></text:p>
              <text:list>
                <text:list-item>
                  <text:p text:style-name="P52">vm.swappiness=10</text:p>
                </text:list-item>
              </text:list>
            </text:list-item>
          </text:list>
        </text:list-item>
        <text:list-item>
          <text:p text:style-name="P53">configure apt for fastest servers</text:p>
          <text:list>
            <text:list-item>
              <text:p text:style-name="P54">sudo apt install netselect-apt</text:p>
            </text:list-item>
            <text:list-item>
              <text:p text:style-name="P54">sudo netselect-ap<text:span text:style-name="T10">t</text:span></text:p>
            </text:list-item>
          </text:list>
        </text:list-item>
        <text:list-item>
          <text:p text:style-name="P55">additional utilites:</text:p>
          <text:list>
            <text:list-item>
              <text:p text:style-name="P55"><text:soft-page-break/>sudo apt install unrar rar p7zip-rar ttf-mscorefonts-installer fonts-crosextra-carlito fonts-crosextra-caladea -y</text:p>
            </text:list-item>
            <text:list-item>
              <text:p text:style-name="P56">sudo dpkg-reconfigure fontconfig-config</text:p>
            </text:list-item>
            <text:list-item>
              <text:p text:style-name="P56"><text:span text:style-name="T11">sudo </text:span>dpkg-reconfigure fontconfig</text:p>
            </text:list-item>
            <text:list-item>
              <text:p text:style-name="P56">sudo fc-cache -fv</text:p>
            </text:list-item>
          </text:list>
        </text:list-item>
      </text:list>
      <text:p text:style-name="P17"/>
      <text:p text:style-name="P20">**terminal customization**</text:p>
      <text:p text:style-name="P9">(note: <text:span text:style-name="T16">when run with su as root, it only applies customizations to root profile, not current active user</text:span>)</text:p>
      <text:list text:style-name="L10">
        <text:list-item>
          <text:p text:style-name="P57">install zsh shell</text:p>
          <text:list>
            <text:list-item>
              <text:p text:style-name="P57">sudo apt install zsh</text:p>
            </text:list-item>
            <text:list-item>
              <text:p text:style-name="P58">chsh</text:p>
              <text:list>
                <text:list-item>
                  <text:p text:style-name="P58">/bin/zsh</text:p>
                </text:list-item>
              </text:list>
            </text:list-item>
            <text:list-item>
              <text:p text:style-name="P57">reboot</text:p>
            </text:list-item>
          </text:list>
        </text:list-item>
        <text:list-item>
          <text:p text:style-name="P57">install ohmyzsh</text:p>
          <text:list>
            <text:list-item>
              <text:p text:style-name="P57"><text:span text:style-name="T15">sudo </text:span>sh -c "$(curl -fsSL <text:a xlink:type="simple" xlink:href="https://raw.githubusercontent.com/ohmyzsh/ohmyzsh/master/tools/install.sh" text:style-name="Internet_20_link" text:visited-style-name="Visited_20_Internet_20_Link">https://raw.githubusercontent.com/ohmyzsh/ohmyzsh/master/tools/install.sh</text:a>)"</text:p>
            </text:list-item>
          </text:list>
        </text:list-item>
        <text:list-item>
          <text:p text:style-name="P59">install powerline10k</text:p>
          <text:list>
            <text:list-item>
              <text:p text:style-name="P59">git clone --depth=1 https://github.com/romkatv/powerlevel10k.git ${ZSH_CUSTOM:-$HOME/.oh-my-zsh/custom}/themes/powerlevel10k</text:p>
            </text:list-item>
            <text:list-item>
              <text:p text:style-name="P60">configure powerline10k with desired option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6:22:57.278786256</meta:creation-date>
    <dc:date>2023-07-09T16:19:14.490601055</dc:date>
    <meta:editing-duration>PT4H15M12S</meta:editing-duration>
    <meta:editing-cycles>63</meta:editing-cycles>
    <meta:generator>LibreOffice/7.4.5.1$Linux_X86_64 LibreOffice_project/40$Build-1</meta:generator>
    <meta:document-statistic meta:table-count="0" meta:image-count="0" meta:object-count="0" meta:page-count="3" meta:paragraph-count="99" meta:word-count="460" meta:character-count="4551" meta:non-whitespace-character-count="4270"/>
  </office:meta>
</office:document-meta>
</file>